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9673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"/>
    <style:style style:name="ce6" style:family="table-cell" style:parent-style-name="Default" style:data-style-name="N104">
      <style:table-cell-properties fo:border="0.74pt solid #000000"/>
    </style:style>
    <style:style style:name="ce7" style:family="table-cell" style:parent-style-name="Default" style:data-style-name="N0">
      <style:table-cell-properties fo:border="0.74pt solid #000000"/>
    </style:style>
    <style:style style:name="ce8" style:family="table-cell" style:parent-style-name="Default" style:data-style-name="N11">
      <style:table-cell-properties fo:border="0.74pt solid #000000"/>
    </style:style>
    <style:style style:name="ce9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104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estion 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 existing robot can be kept if ​$2 comma 000 is spent now to upgrade it for future service requirements.​ Alternatively, the company can purchase a new robot to replace the old robot. The following estimates have been developed for both the defender and the challenger. The​ company's before-tax MARR is 18​% per year. Based on this​ information, should the existing robot be replaced right​ now? Assume the robot will be needed for an indefinite period of time.</text:p>
          </table:table-cell>
          <table:covered-table-cell table:number-columns-repeated="7" table:style-name="ce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MARR</text:p>
          </table:table-cell>
          <table:table-cell table:style-name="ce5" office:value-type="percentage" office:value="0.18" calcext:value-type="percentage">
            <text:p>18.00%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Defenter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Challenger</text:p>
          </table:table-cell>
          <table:covered-table-cell table:style-name="ce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rrent MV</text:p>
          </table:table-cell>
          <table:table-cell table:style-name="ce6" office:value-type="currency" office:currency="USD" office:value="37000" calcext:value-type="currency">
            <text:p>$37,000.00</text:p>
          </table:table-cell>
          <table:table-cell table:style-name="ce3" office:value-type="string" calcext:value-type="string">
            <text:p>Purchase Price</text:p>
          </table:table-cell>
          <table:table-cell table:style-name="ce6" office:value-type="currency" office:currency="USD" office:value="53000" calcext:value-type="currency">
            <text:p>$53,000.0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ired Upgrade:</text:p>
          </table:table-cell>
          <table:table-cell table:style-name="ce6" office:value-type="currency" office:currency="USD" office:value="2000" calcext:value-type="currency">
            <text:p>$2,000.00</text:p>
          </table:table-cell>
          <table:table-cell table:style-name="ce3" office:value-type="string" calcext:value-type="string">
            <text:p>Installation Cost</text:p>
          </table:table-cell>
          <table:table-cell table:style-name="ce6" office:value-type="currency" office:currency="USD" office:value="5700" calcext:value-type="currency">
            <text:p>$5,700.0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nnual Expenses</text:p>
          </table:table-cell>
          <table:table-cell table:style-name="ce6" office:value-type="currency" office:currency="USD" office:value="1600" calcext:value-type="currency">
            <text:p>$1,600.00</text:p>
          </table:table-cell>
          <table:table-cell table:style-name="ce3" office:value-type="string" calcext:value-type="string">
            <text:p>Annual Expenses</text:p>
          </table:table-cell>
          <table:table-cell table:style-name="ce6" office:value-type="currency" office:currency="USD" office:value="1100" calcext:value-type="currency">
            <text:p>$1,100.0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maining Useful Life</text:p>
          </table:table-cell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>
            <text:p>Useful Life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V at EOL</text:p>
          </table:table-cell>
          <table:table-cell table:style-name="ce6" office:value-type="currency" office:currency="USD" office:value="-1500" calcext:value-type="currency">
            <text:p>-$1,500.00</text:p>
          </table:table-cell>
          <table:table-cell table:style-name="ce3" office:value-type="string" calcext:value-type="string">
            <text:p>MV at EOL</text:p>
          </table:table-cell>
          <table:table-cell table:style-name="ce6" office:value-type="currency" office:currency="USD" office:value="7000" calcext:value-type="currency">
            <text:p>$7,000.00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AW of the Defender</text:p>
          </table:table-cell>
          <table:covered-table-cell table:number-columns-repeated="2" table:style-name="ce3"/>
          <table:table-cell/>
          <table:table-cell table:style-name="ce2" office:value-type="string" calcext:value-type="string" table:number-columns-spanned="3" table:number-rows-spanned="1">
            <text:p>AW of Callenger</text:p>
          </table:table-cell>
          <table:covered-table-cell table:number-columns-repeated="2"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Defender</text:p>
          </table:table-cell>
          <table:table-cell table:style-name="ce3" office:value-type="string" calcext:value-type="string">
            <text:p>Year</text:p>
          </table:table-cell>
          <table:table-cell table:style-name="ce3" table:formula="of:=[.D12]" office:value-type="float" office:value="6" calcext:value-type="float">
            <text:p>6</text:p>
          </table:table-cell>
          <table:table-cell/>
          <table:table-cell office:value-type="string" calcext:value-type="string">
            <text:p>Challenger</text:p>
          </table:table-cell>
          <table:table-cell table:style-name="ce3" office:value-type="string" calcext:value-type="string">
            <text:p>Year</text:p>
          </table:table-cell>
          <table:table-cell table:style-name="ce3" table:formula="of:=[.F12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Rate</text:p>
          </table:table-cell>
          <table:table-cell table:style-name="ce8" table:formula="of:=[.D6]" office:value-type="percentage" office:value="0.18" calcext:value-type="percentage">
            <text:p>18.00%</text:p>
          </table:table-cell>
          <table:table-cell table:number-columns-repeated="2"/>
          <table:table-cell table:style-name="ce3" office:value-type="string" calcext:value-type="string">
            <text:p>Rate</text:p>
          </table:table-cell>
          <table:table-cell table:style-name="ce8" table:formula="of:=[.D6]" office:value-type="percentage" office:value="0.18" calcext:value-type="percentage">
            <text:p>18.00%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nitial Investment</text:p>
          </table:table-cell>
          <table:table-cell table:style-name="ce3" office:value-type="string" calcext:value-type="string">
            <text:p>Annual Expenses</text:p>
          </table:table-cell>
          <table:table-cell table:number-columns-repeated="2"/>
          <table:table-cell table:style-name="ce3" office:value-type="string" calcext:value-type="string">
            <text:p>Initial Investment</text:p>
          </table:table-cell>
          <table:table-cell table:style-name="ce3" office:value-type="string" calcext:value-type="string">
            <text:p>Annual Expen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1</text:p>
          </table:table-cell>
          <table:table-cell table:style-name="ce6" table:formula="of:=-([.D9]+[.D10])" office:value-type="currency" office:currency="USD" office:value="-39000" calcext:value-type="currency">
            <text:p>-$39,000.00</text:p>
          </table:table-cell>
          <table:table-cell table:style-name="ce6" table:formula="of:=-[.$D$11]" office:value-type="currency" office:currency="USD" office:value="-1600" calcext:value-type="currency">
            <text:p>-$1,600.00</text:p>
          </table:table-cell>
          <table:table-cell/>
          <table:table-cell office:value-type="string" calcext:value-type="string">
            <text:p>Year 1</text:p>
          </table:table-cell>
          <table:table-cell table:style-name="ce6" table:formula="of:=-[.F9]-[.F10]" office:value-type="currency" office:currency="USD" office:value="-58700" calcext:value-type="currency">
            <text:p>-$58,700.00</text:p>
          </table:table-cell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2</text:p>
          </table:table-cell>
          <table:table-cell table:style-name="ce3"/>
          <table:table-cell table:style-name="ce6" table:formula="of:=-[.$D$11]" office:value-type="currency" office:currency="USD" office:value="-1600" calcext:value-type="currency">
            <text:p>-$1,600.00</text:p>
          </table:table-cell>
          <table:table-cell/>
          <table:table-cell office:value-type="string" calcext:value-type="string">
            <text:p>Year 2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3</text:p>
          </table:table-cell>
          <table:table-cell table:style-name="ce3"/>
          <table:table-cell table:style-name="ce6" table:formula="of:=-[.$D$11]" office:value-type="currency" office:currency="USD" office:value="-1600" calcext:value-type="currency">
            <text:p>-$1,600.00</text:p>
          </table:table-cell>
          <table:table-cell/>
          <table:table-cell office:value-type="string" calcext:value-type="string">
            <text:p>Year 3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4</text:p>
          </table:table-cell>
          <table:table-cell table:style-name="ce3"/>
          <table:table-cell table:style-name="ce6" table:formula="of:=-[.$D$11]" office:value-type="currency" office:currency="USD" office:value="-1600" calcext:value-type="currency">
            <text:p>-$1,600.00</text:p>
          </table:table-cell>
          <table:table-cell/>
          <table:table-cell office:value-type="string" calcext:value-type="string">
            <text:p>Year 4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5</text:p>
          </table:table-cell>
          <table:table-cell table:style-name="ce3"/>
          <table:table-cell table:style-name="ce6" table:formula="of:=-[.$D$11]" office:value-type="currency" office:currency="USD" office:value="-1600" calcext:value-type="currency">
            <text:p>-$1,600.00</text:p>
          </table:table-cell>
          <table:table-cell/>
          <table:table-cell office:value-type="string" calcext:value-type="string">
            <text:p>Year 5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6</text:p>
          </table:table-cell>
          <table:table-cell table:style-name="ce3"/>
          <table:table-cell table:style-name="ce6" table:formula="of:=-[.D11]+[.D13]" office:value-type="currency" office:currency="USD" office:value="-3100" calcext:value-type="currency">
            <text:p>-$3,100.00</text:p>
          </table:table-cell>
          <table:table-cell/>
          <table:table-cell office:value-type="string" calcext:value-type="string">
            <text:p>Year 6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6" table:formula="of:=NPV([.E18];[.E20:.E25])+[.D20]" office:value-type="currency" office:currency="USD" office:value="-45151.8114049599" calcext:value-type="currency">
            <text:p>-$45,151.81</text:p>
          </table:table-cell>
          <table:table-cell table:style-name="ce3"/>
          <table:table-cell/>
          <table:table-cell office:value-type="string" calcext:value-type="string">
            <text:p>Year 7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W=PMT(MARR%,Yrs,-NPV)</text:p>
          </table:table-cell>
          <table:table-cell table:style-name="ce6" table:formula="of:=PMT([.E18];[.E17];-[.D26])" office:value-type="currency" office:currency="USD" office:value="-12909.3602342879" calcext:value-type="currency">
            <text:p>-$12,909.36</text:p>
          </table:table-cell>
          <table:table-cell table:style-name="ce3"/>
          <table:table-cell/>
          <table:table-cell office:value-type="string" calcext:value-type="string">
            <text:p>Year 8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Year 9</text:p>
          </table:table-cell>
          <table:table-cell table:style-name="ce3"/>
          <table:table-cell table:style-name="ce6" table:formula="of:=-[.$F$11]" office:value-type="currency" office:currency="USD" office:value="-1100" calcext:value-type="currency">
            <text:p>-$1,100.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Year 10</text:p>
          </table:table-cell>
          <table:table-cell table:style-name="ce3"/>
          <table:table-cell table:style-name="ce6" table:formula="of:=-[.F11]+[.F13]" office:value-type="currency" office:currency="USD" office:value="5900" calcext:value-type="currency">
            <text:p>$5,900.0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NPV</text:p>
          </table:table-cell>
          <table:table-cell table:style-name="ce6" table:formula="of:=[.H20]+NPV([.I18];[.I20:.I29])" office:value-type="currency" office:currency="USD" office:value="-62306.0436560216" calcext:value-type="currency">
            <text:p>-$62,306.04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AW of Callenger</text:p>
          </table:table-cell>
          <table:table-cell table:style-name="ce6" table:formula="of:=PMT([.I18];[.I17];-[.H30])" office:value-type="currency" office:currency="USD" office:value="-13864.0069565174" calcext:value-type="currency">
            <text:p>-$13,864.01</text:p>
          </table:table-cell>
          <table:table-cell table:style-name="ce3"/>
          <table:table-cell/>
        </table:table-row>
      </table:table>
      <table:table table:name="Question 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4" table:default-cell-style-name="ce3"/>
        <table:table-column table:style-name="co1" table:default-cell-style-name="Default"/>
        <table:table-column table:style-name="co5" table:default-cell-style-name="ce3"/>
        <table:table-column table:style-name="co1" table:default-cell-style-name="ce6"/>
        <table:table-column table:style-name="co4" table:default-cell-style-name="ce6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1" office:value-type="string" calcext:value-type="string" table:number-columns-spanned="9" table:number-rows-spanned="1">
            <text:p>The Ajax Corpoartion has an overhead crane that has an estimated remaining life of 7 years. The crane can be sold now for ​$9 comma 000. If the crane is kept in​ service, it must be overhauled immidiately at a cost of ​$4 comma 000. Operating and maintenance costs will be ​$2 comma 000 per year after the crane is overhauled. The overhauled crane will have zero MV at the end of the 7​-year study period. A new crane will cost ​$16 comma 000​, will last for 7 ​years, and will have a ​$4 comma 000 MV at that time. Operating and maintenance costs are ​$1 comma 000 per year for the new crane. The company uses a​ before-tax interest rate of 9​% per year in evaluating investment alternatives. Should the company replace the old​ crane?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MARR</text:p>
          </table:table-cell>
          <table:table-cell table:style-name="ce5" office:value-type="percentage" office:value="0.09" calcext:value-type="percentage">
            <text:p>9.00%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efender</text:p>
          </table:table-cell>
          <table:covered-table-cell table:style-name="ce3"/>
          <table:covered-table-cell/>
          <table:table-cell/>
          <table:table-cell table:style-name="ce2" office:value-type="string" calcext:value-type="string" table:number-columns-spanned="3" table:number-rows-spanned="1">
            <text:p>Challenger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maining Life: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Useful Lif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yea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 MV:</text:p>
          </table:table-cell>
          <table:table-cell office:value-type="currency" office:currency="USD" office:value="9000" calcext:value-type="currency">
            <text:p>$9,000.00</text:p>
          </table:table-cell>
          <table:table-cell table:number-columns-repeated="2"/>
          <table:table-cell office:value-type="string" calcext:value-type="string">
            <text:p>Purchase Cost</text:p>
          </table:table-cell>
          <table:table-cell table:style-name="ce9" office:value-type="currency" office:currency="USD" office:value="16000" calcext:value-type="currency" table:number-columns-spanned="2" table:number-rows-spanned="1">
            <text:p>$16,00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Upgrade Cost</text:p>
          </table:table-cell>
          <table:table-cell office:value-type="currency" office:currency="USD" office:value="4000" calcext:value-type="currency">
            <text:p>$4,000.00</text:p>
          </table:table-cell>
          <table:table-cell table:number-columns-repeated="3"/>
          <table:table-cell table:style-name="ce9"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tenance Cost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2"/>
          <table:table-cell office:value-type="string" calcext:value-type="string">
            <text:p>Maintenance Cost</text:p>
          </table:table-cell>
          <table:table-cell table:style-name="ce9" office:value-type="currency" office:currency="USD" office:value="1000" calcext:value-type="currency" table:number-columns-spanned="2" table:number-rows-spanned="1">
            <text:p>$1,000.0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MV at EOL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MV at EOL</text:p>
          </table:table-cell>
          <table:table-cell table:style-name="ce9" office:value-type="currency" office:currency="USD" office:value="4000" calcext:value-type="currency" table:number-columns-spanned="2" table:number-rows-spanned="1">
            <text:p>$4,000.00</text:p>
          </table:table-cell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AW of Defender</text:p>
          </table:table-cell>
          <table:covered-table-cell table:style-name="ce3"/>
          <table:covered-table-cell/>
          <table:table-cell/>
          <table:table-cell table:style-name="ce2" office:value-type="string" calcext:value-type="string" table:number-columns-spanned="3" table:number-rows-spanned="1">
            <text:p>AW of Challenger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nitial Expenses</text:p>
          </table:table-cell>
          <table:table-cell office:value-type="string" calcext:value-type="string">
            <text:p>Annual Expenses</text:p>
          </table:table-cell>
          <table:table-cell table:number-columns-repeated="2"/>
          <table:table-cell table:style-name="ce3" office:value-type="string" calcext:value-type="string">
            <text:p>Initial Expenses</text:p>
          </table:table-cell>
          <table:table-cell table:style-name="ce3" office:value-type="string" calcext:value-type="string">
            <text:p>Annual Expen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1</text:p>
          </table:table-cell>
          <table:table-cell table:formula="of:=-[.C9]-[.C10]" office:value-type="currency" office:currency="USD" office:value="-13000" calcext:value-type="currency">
            <text:p>-$13,000.00</text:p>
          </table:table-cell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1</text:p>
          </table:table-cell>
          <table:table-cell table:formula="of:=-[.G9]" office:value-type="currency" office:currency="USD" office:value="-16000" calcext:value-type="currency">
            <text:p>-$16,000.00</text:p>
          </table:table-cell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2</text:p>
          </table:table-cell>
          <table:table-cell/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2</text:p>
          </table:table-cell>
          <table:table-cell/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3</text:p>
          </table:table-cell>
          <table:table-cell/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3</text:p>
          </table:table-cell>
          <table:table-cell/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4</text:p>
          </table:table-cell>
          <table:table-cell/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4</text:p>
          </table:table-cell>
          <table:table-cell/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5</text:p>
          </table:table-cell>
          <table:table-cell/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5</text:p>
          </table:table-cell>
          <table:table-cell/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6</text:p>
          </table:table-cell>
          <table:table-cell/>
          <table:table-cell table:style-name="ce6" table:formula="of:=-[.$C$11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6</text:p>
          </table:table-cell>
          <table:table-cell/>
          <table:table-cell table:formula="of:=-[.$G$11]" office:value-type="currency" office:currency="USD" office:value="-1000" calcext:value-type="currency">
            <text:p>-$1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 7</text:p>
          </table:table-cell>
          <table:table-cell/>
          <table:table-cell table:style-name="ce6" table:formula="of:=-[.$C$11]+[.C12]" office:value-type="currency" office:currency="USD" office:value="-2000" calcext:value-type="currency">
            <text:p>-$2,000.00</text:p>
          </table:table-cell>
          <table:table-cell/>
          <table:table-cell office:value-type="string" calcext:value-type="string">
            <text:p>Year 7</text:p>
          </table:table-cell>
          <table:table-cell/>
          <table:table-cell table:formula="of:=-[.$G$11]+[.G12]" office:value-type="currency" office:currency="USD" office:value="3000" calcext:value-type="currency">
            <text:p>$3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PV</text:p>
          </table:table-cell>
          <table:table-cell table:formula="of:=[.C18]+NPV([.C5];[.D18:.D24])" office:value-type="currency" office:currency="USD" office:value="-23065.9056701485" calcext:value-type="currency">
            <text:p>-$23,065.91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formula="of:=[.G18]+NPV([.C5];[.H18:.H24])" office:value-type="currency" office:currency="USD" office:value="-18844.815855701" calcext:value-type="currency">
            <text:p>-$18,844.82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table:formula="of:=PMT([.C5];[.C8];-[.C25])" office:value-type="currency" office:currency="USD" office:value="-4582.97671883671" calcext:value-type="currency">
            <text:p>-$4,582.98</text:p>
          </table:table-cell>
          <table:table-cell table:number-columns-repeated="2"/>
          <table:table-cell office:value-type="string" calcext:value-type="string">
            <text:p>AW</text:p>
          </table:table-cell>
          <table:table-cell table:formula="of:=PMT([.C5];[.G8];-[.G25])" office:value-type="currency" office:currency="USD" office:value="-3744.28620200312" calcext:value-type="currency">
            <text:p>-$3,744.29</text:p>
          </table:table-cell>
          <table:table-cell table:style-name="ce3"/>
          <table:table-cell table:number-columns-repeated="2"/>
        </table:table-row>
      </table:table>
      <table:table table:name="Question 3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8" table:number-rows-spanned="6">
            <text:p>A company is considering replacing a machine that was bought seven years ago for ​$45 comma 000. The​ machine, however, can be repaired and its life extended four more years. If the current machine is​ replaced, the new machine will cost ​$43 comma 000 and will reduce the operating expenses by ​$6 comma 000 per year. The seller of the new machine has offered a​ trade-in allowance of ​$14 comma 700 for the old machine. If MARR is 8​% per year before​ taxes, how much can the company spend to repair the existing​ machine? </text:p>
          </table:table-cell>
          <table:covered-table-cell table:number-columns-repeated="7"/>
          <table:table-cell/>
        </table:table-row>
        <table:table-row table:style-name="ro1">
          <table:table-cell/>
          <table:covered-table-cell table:number-columns-repeated="8"/>
          <table:table-cell/>
        </table:table-row>
        <table:table-row table:style-name="ro1">
          <table:table-cell/>
          <table:covered-table-cell table:number-columns-repeated="8"/>
          <table:table-cell/>
        </table:table-row>
        <table:table-row table:style-name="ro1">
          <table:table-cell/>
          <table:covered-table-cell table:number-columns-repeated="8"/>
          <table:table-cell/>
        </table:table-row>
        <table:table-row table:style-name="ro1">
          <table:table-cell/>
          <table:covered-table-cell table:number-columns-repeated="8"/>
          <table:table-cell/>
        </table:table-row>
        <table:table-row table:style-name="ro1">
          <table:table-cell/>
          <table:covered-table-cell table:number-columns-repeated="8"/>
          <table:table-cell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5" office:value-type="percentage" office:value="0.08" calcext:value-type="percentage">
            <text:p>8.0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Challeng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itial Investment</text:p>
          </table:table-cell>
          <table:table-cell table:style-name="ce10" office:value-type="currency" office:currency="USD" office:value="43000" calcext:value-type="currency">
            <text:p>$43,000.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Expenses</text:p>
          </table:table-cell>
          <table:table-cell table:style-name="ce10" office:value-type="currency" office:currency="USD" office:value="6000" calcext:value-type="currency">
            <text:p>$6,000.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de In Value</text:p>
          </table:table-cell>
          <table:table-cell table:style-name="ce10" office:value-type="currency" office:currency="USD" office:value="14700" calcext:value-type="currency">
            <text:p>$14,700.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ful Lif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0"/>
          <table:table-cell table:number-columns-repeated="3"/>
          <table:table-cell table:style-name="ce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0" table:formula="of:=-[.C19]+[.C21]" office:value-type="currency" office:currency="USD" office:value="-28300" calcext:value-type="currency">
            <text:p>-$28,300.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table:style-name="ce10" table:formula="of:=PV([.C16];[.C22];-[.C20])" office:value-type="currency" office:currency="USD" office:value="19872.761040266" calcext:value-type="currency">
            <text:p>$19,872.7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table:formula="of:=[.C26]+[.C25]" office:value-type="currency" office:currency="USD" office:value="-8427.238959734" calcext:value-type="currency">
            <text:p>-$8,427.24</text:p>
          </table:table-cell>
          <table:table-cell table:number-columns-repeated="7"/>
        </table:table-row>
      </table:table>
      <table:table table:name="Question 4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4">
          <table:table-cell/>
          <table:table-cell table:style-name="ce1" office:value-type="string" calcext:value-type="string" table:number-columns-spanned="9" table:number-rows-spanned="1">
            <text:p>A city water and​ waste-water department has a​ four-year-old sludge pump that was initially purchased for​ $65,000. This pump can be kept in service for an additional four​ years, or it can be sold for ​$34 comma 000 and replaced by a new pump. The purchase price of the replacement pump is ​$48 comma 000. The projected MVs and operating and maintenance costs over the​ four-year planning horizon are shown in the table that follows. Assuming the MARR is 9​%, ​(a) determine the economic life of the challenger and ​(b) determine when the defender should be replaced.</text:p>
          </table:table-cell>
          <table:covered-table-cell table:number-columns-repeated="8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Current Pump</text:p>
          </table:table-cell>
          <table:covered-table-cell/>
          <table:table-cell/>
          <table:table-cell office:value-type="string" calcext:value-type="string">
            <text:p>New Pum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 Purchase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string" calcext:value-type="string">
            <text:p>Initial Investment</text:p>
          </table:table-cell>
          <table:table-cell table:style-name="ce10" office:value-type="currency" office:currency="USD" office:value="48000" calcext:value-type="currency">
            <text:p>$48,000.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ful Life Left</text:p>
          </table:table-cell>
          <table:table-cell table:style-name="ce10" office:value-type="currency" office:currency="USD" office:value="4" calcext:value-type="currency">
            <text:p>$4.00</text:p>
          </table:table-cell>
          <table:table-cell office:value-type="string" calcext:value-type="string">
            <text:p>yea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urrent MV</text:p>
          </table:table-cell>
          <table:table-cell table:style-name="ce10" office:value-type="currency" office:currency="USD" office:value="34000" calcext:value-type="currency">
            <text:p>$34,000.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ARR</text:p>
          </table:table-cell>
          <table:table-cell table:style-name="ce5" office:value-type="percentage" office:value="0.09" calcext:value-type="percentage">
            <text:p>9.00%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2" office:value-type="string" calcext:value-type="string" table:number-columns-spanned="2" table:number-rows-spanned="1">
            <text:p>Defender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Challenger</text:p>
          </table:table-cell>
          <table:covered-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V AT EOY</text:p>
          </table:table-cell>
          <table:table-cell table:style-name="ce3" office:value-type="string" calcext:value-type="string">
            <text:p>O&amp;M Costs</text:p>
          </table:table-cell>
          <table:table-cell table:style-name="ce3" office:value-type="string" calcext:value-type="string">
            <text:p>MV at EOY</text:p>
          </table:table-cell>
          <table:table-cell table:style-name="ce3" office:value-type="string" calcext:value-type="string">
            <text:p>O&amp;M Cos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currency" office:currency="USD" office:value="27000" calcext:value-type="currency">
            <text:p>$27,000.00</text:p>
          </table:table-cell>
          <table:table-cell table:style-name="ce6" office:value-type="currency" office:currency="USD" office:value="20000" calcext:value-type="currency">
            <text:p>$20,000.00</text:p>
          </table:table-cell>
          <table:table-cell table:style-name="ce6" office:value-type="currency" office:currency="USD" office:value="35000" calcext:value-type="currency">
            <text:p>$35,000.00</text:p>
          </table:table-cell>
          <table:table-cell table:style-name="ce6" office:value-type="currency" office:currency="USD" office:value="14500" calcext:value-type="currency">
            <text:p>$14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currency" office:currency="USD" office:value="23500" calcext:value-type="currency">
            <text:p>$23,500.00</text:p>
          </table:table-cell>
          <table:table-cell table:style-name="ce6" office:value-type="currency" office:currency="USD" office:value="22000" calcext:value-type="currency">
            <text:p>$22,000.00</text:p>
          </table:table-cell>
          <table:table-cell table:style-name="ce6" office:value-type="currency" office:currency="USD" office:value="27500" calcext:value-type="currency">
            <text:p>$27,500.00</text:p>
          </table:table-cell>
          <table:table-cell table:style-name="ce6" office:value-type="currency" office:currency="USD" office:value="16500" calcext:value-type="currency">
            <text:p>$16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currency" office:currency="USD" office:value="20000" calcext:value-type="currency">
            <text:p>$20,000.00</text:p>
          </table:table-cell>
          <table:table-cell table:style-name="ce6" office:value-type="currency" office:currency="USD" office:value="24000" calcext:value-type="currency">
            <text:p>$24,000.00</text:p>
          </table:table-cell>
          <table:table-cell table:style-name="ce6" office:value-type="currency" office:currency="USD" office:value="20000" calcext:value-type="currency">
            <text:p>$20,000.00</text:p>
          </table:table-cell>
          <table:table-cell table:style-name="ce6" office:value-type="currency" office:currency="USD" office:value="18500" calcext:value-type="currency">
            <text:p>$18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currency" office:currency="USD" office:value="16500" calcext:value-type="currency">
            <text:p>$16,500.00</text:p>
          </table:table-cell>
          <table:table-cell table:style-name="ce6" office:value-type="currency" office:currency="USD" office:value="26000" calcext:value-type="currency">
            <text:p>$26,000.00</text:p>
          </table:table-cell>
          <table:table-cell table:style-name="ce6" office:value-type="currency" office:currency="USD" office:value="12500" calcext:value-type="currency">
            <text:p>$12,500.00</text:p>
          </table:table-cell>
          <table:table-cell table:style-name="ce6" office:value-type="currency" office:currency="USD" office:value="20500" calcext:value-type="currency">
            <text:p>$20,500.0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Challenger</text:p>
          </table:table-cell>
          <table:covered-table-cell table:number-columns-repeated="6" table:style-name="ce3"/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O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Loss In MV</text:p>
          </table:table-cell>
          <table:table-cell table:style-name="ce3" office:value-type="string" calcext:value-type="string">
            <text:p>Cost of Capital</text:p>
          </table:table-cell>
          <table:table-cell table:style-name="ce3" office:value-type="string" calcext:value-type="string">
            <text:p>Expenses</text:p>
          </table:table-cell>
          <table:table-cell table:style-name="ce3" office:value-type="string" calcext:value-type="string">
            <text:p>Marginal Cost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EUAC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6" table:formula="of:=[.G10]" office:value-type="currency" office:currency="USD" office:value="48000" calcext:value-type="currency">
            <text:p>$48,000.00</text:p>
          </table:table-cell>
          <table:table-cell table:style-name="ce12" office:value-type="string" calcext:value-type="string">
            <text:p>-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formula="of:=[.F19]" office:value-type="currency" office:currency="USD" office:value="35000" calcext:value-type="currency">
            <text:p>$35,000.00</text:p>
          </table:table-cell>
          <table:table-cell table:style-name="ce6" table:formula="of:=[.D27]-[.D28]" office:value-type="currency" office:currency="USD" office:value="13000" calcext:value-type="currency">
            <text:p>$13,000.00</text:p>
          </table:table-cell>
          <table:table-cell table:style-name="ce6" table:formula="of:=[.D28]*[.$G$13]" office:value-type="currency" office:currency="USD" office:value="3150" calcext:value-type="currency">
            <text:p>$3,150.00</text:p>
          </table:table-cell>
          <table:table-cell table:style-name="ce6" table:formula="of:=[.G19]" office:value-type="currency" office:currency="USD" office:value="14500" calcext:value-type="currency">
            <text:p>$14,500.00</text:p>
          </table:table-cell>
          <table:table-cell table:style-name="ce6" table:formula="of:=[.E28]+[.F28]+[.G28]" office:value-type="currency" office:currency="USD" office:value="30650" calcext:value-type="currency">
            <text:p>$30,650.00</text:p>
          </table:table-cell>
          <table:table-cell table:style-name="ce6" table:formula="of:=SUM([.$H$28:.H28])" office:value-type="currency" office:currency="USD" office:value="30650" calcext:value-type="currency">
            <text:p>$30,650.00</text:p>
          </table:table-cell>
          <table:table-cell table:style-name="ce6" table:formula="of:=PV([.$G$13];[.C28];;[.I28])" office:value-type="currency" office:currency="USD" office:value="-28119.2660550459" calcext:value-type="currency">
            <text:p>-$28,119.27</text:p>
          </table:table-cell>
          <table:table-cell table:style-name="ce6" table:formula="of:=PMT([.$G$13];[.C28];[.J28])" office:value-type="currency" office:currency="USD" office:value="30650" calcext:value-type="currency">
            <text:p>$30,650.00</text:p>
          </table:table-cell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table:formula="of:=[.F20]" office:value-type="currency" office:currency="USD" office:value="27500" calcext:value-type="currency">
            <text:p>$27,500.00</text:p>
          </table:table-cell>
          <table:table-cell table:style-name="ce6" table:formula="of:=[.D28]-[.D29]" office:value-type="currency" office:currency="USD" office:value="7500" calcext:value-type="currency">
            <text:p>$7,500.00</text:p>
          </table:table-cell>
          <table:table-cell table:style-name="ce6" table:formula="of:=[.D29]*[.$G$13]" office:value-type="currency" office:currency="USD" office:value="2475" calcext:value-type="currency">
            <text:p>$2,475.00</text:p>
          </table:table-cell>
          <table:table-cell table:style-name="ce6" table:formula="of:=[.G20]" office:value-type="currency" office:currency="USD" office:value="16500" calcext:value-type="currency">
            <text:p>$16,500.00</text:p>
          </table:table-cell>
          <table:table-cell table:style-name="ce6" table:formula="of:=[.E29]+[.F29]+[.G29]" office:value-type="currency" office:currency="USD" office:value="26475" calcext:value-type="currency">
            <text:p>$26,475.00</text:p>
          </table:table-cell>
          <table:table-cell table:style-name="ce6" table:formula="of:=SUM([.$H$28:.H29])" office:value-type="currency" office:currency="USD" office:value="57125" calcext:value-type="currency">
            <text:p>$57,125.00</text:p>
          </table:table-cell>
          <table:table-cell table:style-name="ce6" table:formula="of:=PV([.$G$13];[.C29];;[.I29])" office:value-type="currency" office:currency="USD" office:value="-48080.9696153522" calcext:value-type="currency">
            <text:p>-$48,080.97</text:p>
          </table:table-cell>
          <table:table-cell table:style-name="ce6" table:formula="of:=PMT([.$G$13];[.C29];[.J29])" office:value-type="currency" office:currency="USD" office:value="27332.5358851675" calcext:value-type="currency">
            <text:p>$27,332.54</text:p>
          </table:table-cell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table:formula="of:=[.F21]" office:value-type="currency" office:currency="USD" office:value="20000" calcext:value-type="currency">
            <text:p>$20,000.00</text:p>
          </table:table-cell>
          <table:table-cell table:style-name="ce6" table:formula="of:=[.D29]-[.D30]" office:value-type="currency" office:currency="USD" office:value="7500" calcext:value-type="currency">
            <text:p>$7,500.00</text:p>
          </table:table-cell>
          <table:table-cell table:style-name="ce6" table:formula="of:=[.D30]*[.$G$13]" office:value-type="currency" office:currency="USD" office:value="1800" calcext:value-type="currency">
            <text:p>$1,800.00</text:p>
          </table:table-cell>
          <table:table-cell table:style-name="ce6" table:formula="of:=[.G21]" office:value-type="currency" office:currency="USD" office:value="18500" calcext:value-type="currency">
            <text:p>$18,500.00</text:p>
          </table:table-cell>
          <table:table-cell table:style-name="ce6" table:formula="of:=[.E30]+[.F30]+[.G30]" office:value-type="currency" office:currency="USD" office:value="27800" calcext:value-type="currency">
            <text:p>$27,800.00</text:p>
          </table:table-cell>
          <table:table-cell table:style-name="ce6" table:formula="of:=SUM([.$H$28:.H30])" office:value-type="currency" office:currency="USD" office:value="84925" calcext:value-type="currency">
            <text:p>$84,925.00</text:p>
          </table:table-cell>
          <table:table-cell table:style-name="ce6" table:formula="of:=PV([.$G$13];[.C30];;[.I30])" office:value-type="currency" office:currency="USD" office:value="-65577.6820441859" calcext:value-type="currency">
            <text:p>-$65,577.68</text:p>
          </table:table-cell>
          <table:table-cell table:style-name="ce6" table:formula="of:=PMT([.$G$13];[.C30];[.J30])" office:value-type="currency" office:currency="USD" office:value="25906.7752661603" calcext:value-type="currency">
            <text:p>$25,906.78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table:formula="of:=[.F22]" office:value-type="currency" office:currency="USD" office:value="12500" calcext:value-type="currency">
            <text:p>$12,500.00</text:p>
          </table:table-cell>
          <table:table-cell table:style-name="ce6" table:formula="of:=[.D30]-[.D31]" office:value-type="currency" office:currency="USD" office:value="7500" calcext:value-type="currency">
            <text:p>$7,500.00</text:p>
          </table:table-cell>
          <table:table-cell table:style-name="ce6" table:formula="of:=[.D31]*[.$G$13]" office:value-type="currency" office:currency="USD" office:value="1125" calcext:value-type="currency">
            <text:p>$1,125.00</text:p>
          </table:table-cell>
          <table:table-cell table:style-name="ce6" table:formula="of:=[.G22]" office:value-type="currency" office:currency="USD" office:value="20500" calcext:value-type="currency">
            <text:p>$20,500.00</text:p>
          </table:table-cell>
          <table:table-cell table:style-name="ce6" table:formula="of:=[.E31]+[.F31]+[.G31]" office:value-type="currency" office:currency="USD" office:value="29125" calcext:value-type="currency">
            <text:p>$29,125.00</text:p>
          </table:table-cell>
          <table:table-cell table:style-name="ce6" table:formula="of:=SUM([.$H$28:.H31])" office:value-type="currency" office:currency="USD" office:value="114050" calcext:value-type="currency">
            <text:p>$114,050.00</text:p>
          </table:table-cell>
          <table:table-cell table:style-name="ce6" table:formula="of:=PV([.$G$13];[.C31];;[.I31])" office:value-type="currency" office:currency="USD" office:value="-80795.8953219857" calcext:value-type="currency">
            <text:p>-$80,795.90</text:p>
          </table:table-cell>
          <table:table-cell table:style-name="ce6" table:formula="of:=PMT([.$G$13];[.C31];[.J31])" office:value-type="currency" office:currency="USD" office:value="24939.1609114897" calcext:value-type="currency">
            <text:p>$24,939.1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Defender</text:p>
          </table:table-cell>
          <table:covered-table-cell table:number-columns-repeated="6" table:style-name="ce3"/>
          <table:covered-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OY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Loss In MV</text:p>
          </table:table-cell>
          <table:table-cell table:style-name="ce3" office:value-type="string" calcext:value-type="string">
            <text:p>Cost of Capital</text:p>
          </table:table-cell>
          <table:table-cell table:style-name="ce3" office:value-type="string" calcext:value-type="string">
            <text:p>Expenses</text:p>
          </table:table-cell>
          <table:table-cell table:style-name="ce3" office:value-type="string" calcext:value-type="string">
            <text:p>Marginal Cost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EUAC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6" table:formula="of:=[.D12]" office:value-type="currency" office:currency="USD" office:value="34000" calcext:value-type="currency">
            <text:p>$34,000.00</text:p>
          </table:table-cell>
          <table:table-cell table:style-name="ce12" office:value-type="string" calcext:value-type="string">
            <text:p>-</text:p>
          </table:table-cell>
          <table:table-cell table:style-name="ce3" table:number-columns-repeated="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formula="of:=[.D19]" office:value-type="currency" office:currency="USD" office:value="27000" calcext:value-type="currency">
            <text:p>$27,000.00</text:p>
          </table:table-cell>
          <table:table-cell table:style-name="ce6" table:formula="of:=[.D36]-[.D37]" office:value-type="currency" office:currency="USD" office:value="7000" calcext:value-type="currency">
            <text:p>$7,000.00</text:p>
          </table:table-cell>
          <table:table-cell table:style-name="ce6" table:formula="of:=[.D37]*[.$G$13]" office:value-type="currency" office:currency="USD" office:value="2430" calcext:value-type="currency">
            <text:p>$2,430.00</text:p>
          </table:table-cell>
          <table:table-cell table:style-name="ce6" table:formula="of:=[.E19]" office:value-type="currency" office:currency="USD" office:value="20000" calcext:value-type="currency">
            <text:p>$20,000.00</text:p>
          </table:table-cell>
          <table:table-cell table:style-name="ce6" table:formula="of:=[.E37]+[.F37]+[.G37]" office:value-type="currency" office:currency="USD" office:value="29430" calcext:value-type="currency">
            <text:p>$29,430.00</text:p>
          </table:table-cell>
          <table:table-cell table:style-name="ce6" table:formula="of:=SUM([.$H$37:.H37])" office:value-type="currency" office:currency="USD" office:value="29430" calcext:value-type="currency">
            <text:p>$29,430.00</text:p>
          </table:table-cell>
          <table:table-cell table:style-name="ce6" table:formula="of:=PV([.$G$13];[.C37];;[.I37])" office:value-type="currency" office:currency="USD" office:value="-27000" calcext:value-type="currency">
            <text:p>-$27,000.00</text:p>
          </table:table-cell>
          <table:table-cell table:style-name="ce6" table:formula="of:=PMT([.$G$13];[.C37];[.J37])" office:value-type="currency" office:currency="USD" office:value="29430" calcext:value-type="currency">
            <text:p>$29,430.00</text:p>
          </table:table-cell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table:formula="of:=[.D20]" office:value-type="currency" office:currency="USD" office:value="23500" calcext:value-type="currency">
            <text:p>$23,500.00</text:p>
          </table:table-cell>
          <table:table-cell table:style-name="ce6" table:formula="of:=[.D37]-[.D38]" office:value-type="currency" office:currency="USD" office:value="3500" calcext:value-type="currency">
            <text:p>$3,500.00</text:p>
          </table:table-cell>
          <table:table-cell table:style-name="ce6" table:formula="of:=[.D38]*[.$G$13]" office:value-type="currency" office:currency="USD" office:value="2115" calcext:value-type="currency">
            <text:p>$2,115.00</text:p>
          </table:table-cell>
          <table:table-cell table:style-name="ce6" table:formula="of:=[.E20]" office:value-type="currency" office:currency="USD" office:value="22000" calcext:value-type="currency">
            <text:p>$22,000.00</text:p>
          </table:table-cell>
          <table:table-cell table:style-name="ce6" table:formula="of:=[.E38]+[.F38]+[.G38]" office:value-type="currency" office:currency="USD" office:value="27615" calcext:value-type="currency">
            <text:p>$27,615.00</text:p>
          </table:table-cell>
          <table:table-cell table:style-name="ce6" table:formula="of:=SUM([.$H$37:.H38])" office:value-type="currency" office:currency="USD" office:value="57045" calcext:value-type="currency">
            <text:p>$57,045.00</text:p>
          </table:table-cell>
          <table:table-cell table:style-name="ce6" table:formula="of:=PV([.$G$13];[.C38];;[.I38])" office:value-type="currency" office:currency="USD" office:value="-48013.6352158909" calcext:value-type="currency">
            <text:p>-$48,013.64</text:p>
          </table:table-cell>
          <table:table-cell table:style-name="ce6" table:formula="of:=PMT([.$G$13];[.C38];[.J38])" office:value-type="currency" office:currency="USD" office:value="27294.2583732057" calcext:value-type="currency">
            <text:p>$27,294.26</text:p>
          </table:table-cell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table:formula="of:=[.D21]" office:value-type="currency" office:currency="USD" office:value="20000" calcext:value-type="currency">
            <text:p>$20,000.00</text:p>
          </table:table-cell>
          <table:table-cell table:style-name="ce6" table:formula="of:=[.D38]-[.D39]" office:value-type="currency" office:currency="USD" office:value="3500" calcext:value-type="currency">
            <text:p>$3,500.00</text:p>
          </table:table-cell>
          <table:table-cell table:style-name="ce6" table:formula="of:=[.D39]*[.$G$13]" office:value-type="currency" office:currency="USD" office:value="1800" calcext:value-type="currency">
            <text:p>$1,800.00</text:p>
          </table:table-cell>
          <table:table-cell table:style-name="ce6" table:formula="of:=[.E21]" office:value-type="currency" office:currency="USD" office:value="24000" calcext:value-type="currency">
            <text:p>$24,000.00</text:p>
          </table:table-cell>
          <table:table-cell table:style-name="ce6" table:formula="of:=[.E39]+[.F39]+[.G39]" office:value-type="currency" office:currency="USD" office:value="29300" calcext:value-type="currency">
            <text:p>$29,300.00</text:p>
          </table:table-cell>
          <table:table-cell table:style-name="ce6" table:formula="of:=SUM([.$H$37:.H39])" office:value-type="currency" office:currency="USD" office:value="86345" calcext:value-type="currency">
            <text:p>$86,345.00</text:p>
          </table:table-cell>
          <table:table-cell table:style-name="ce6" table:formula="of:=PV([.$G$13];[.C39];;[.I39])" office:value-type="currency" office:currency="USD" office:value="-66674.1825858726" calcext:value-type="currency">
            <text:p>-$66,674.18</text:p>
          </table:table-cell>
          <table:table-cell table:style-name="ce6" table:formula="of:=PMT([.$G$13];[.C39];[.J39])" office:value-type="currency" office:currency="USD" office:value="26339.9530215674" calcext:value-type="currency">
            <text:p>$26,339.95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table:formula="of:=[.D22]" office:value-type="currency" office:currency="USD" office:value="16500" calcext:value-type="currency">
            <text:p>$16,500.00</text:p>
          </table:table-cell>
          <table:table-cell table:style-name="ce6" table:formula="of:=[.D39]-[.D40]" office:value-type="currency" office:currency="USD" office:value="3500" calcext:value-type="currency">
            <text:p>$3,500.00</text:p>
          </table:table-cell>
          <table:table-cell table:style-name="ce6" table:formula="of:=[.D40]*[.$G$13]" office:value-type="currency" office:currency="USD" office:value="1485" calcext:value-type="currency">
            <text:p>$1,485.00</text:p>
          </table:table-cell>
          <table:table-cell table:style-name="ce6" table:formula="of:=[.E22]" office:value-type="currency" office:currency="USD" office:value="26000" calcext:value-type="currency">
            <text:p>$26,000.00</text:p>
          </table:table-cell>
          <table:table-cell table:style-name="ce6" table:formula="of:=[.E40]+[.F40]+[.G40]" office:value-type="currency" office:currency="USD" office:value="30985" calcext:value-type="currency">
            <text:p>$30,985.00</text:p>
          </table:table-cell>
          <table:table-cell table:style-name="ce6" table:formula="of:=SUM([.$H$37:.H40])" office:value-type="currency" office:currency="USD" office:value="117330" calcext:value-type="currency">
            <text:p>$117,330.00</text:p>
          </table:table-cell>
          <table:table-cell table:style-name="ce6" table:formula="of:=PV([.$G$13];[.C40];;[.I40])" office:value-type="currency" office:currency="USD" office:value="-83119.5300142795" calcext:value-type="currency">
            <text:p>-$83,119.53</text:p>
          </table:table-cell>
          <table:table-cell table:style-name="ce6" table:formula="of:=PMT([.$G$13];[.C40];[.J40])" office:value-type="currency" office:currency="USD" office:value="25656.3941231485" calcext:value-type="currency">
            <text:p>$25,656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53:39.242832740</meta:creation-date>
    <meta:generator>LibreOffice/7.4.6.2$Linux_X86_64 LibreOffice_project/40$Build-2</meta:generator>
    <dc:date>2023-04-14T14:02:03.177388584</dc:date>
    <meta:editing-duration>PT3H8M</meta:editing-duration>
    <meta:editing-cycles>46</meta:editing-cycles>
    <meta:document-statistic meta:table-count="4" meta:cell-count="307" meta:object-count="0"/>
  </office:meta>
</office:document-meta>
</file>